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46cm" fo:min-width="1.476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textarea-horizontal-align="justify" draw:textarea-vertical-align="middle" draw:auto-grow-height="false" fo:min-height="1.637cm" fo:min-width="2.374cm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gr5" style:family="graphic" style:parent-style-name="standard">
      <style:graphic-properties draw:textarea-horizontal-align="justify" draw:textarea-vertical-align="middle" draw:auto-grow-height="false" fo:min-height="1.637cm" fo:min-width="1.836cm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standard">
      <style:graphic-properties draw:textarea-horizontal-align="justify" draw:textarea-vertical-align="middle" draw:auto-grow-height="false" fo:min-height="1.726cm" fo:min-width="1.656cm"/>
    </style:style>
    <style:style style:name="gr8" style:family="graphic" style:parent-style-name="standard">
      <style:graphic-properties draw:stroke="none" svg:stroke-color="#000000" draw:fill="none" draw:fill-color="#ffffff" fo:min-height="1.782cm"/>
    </style:style>
    <style:style style:name="gr9" style:family="graphic" style:parent-style-name="objectwithoutfill">
      <style:graphic-properties draw:stroke="solid" svg:stroke-width="0.106cm" svg:stroke-color="#00b6b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00b6bd" draw:marker-start-width="0.358cm" draw:marker-end-width="0.358cm" svg:stroke-opacity="100%" draw:fill="none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ba13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ce181e" draw:marker-start-width="0.358cm" draw:marker-end-width="0.358cm" svg:stroke-opacity="100%" draw:fill="none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62a73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0.893cm"/>
    </style:style>
    <style:style style:name="gr15" style:family="graphic" style:parent-style-name="standard">
      <style:graphic-properties draw:stroke="none" svg:stroke-color="#000000" draw:fill="none" draw:fill-color="#ffffff" fo:min-height="0.639cm"/>
    </style:style>
    <style:style style:name="gr16" style:family="graphic" style:parent-style-name="standard">
      <style:graphic-properties draw:stroke="none" svg:stroke-color="#000000" draw:fill="none" draw:fill-color="#ffffff" fo:min-height="1.401cm"/>
    </style:style>
    <style:style style:name="gr17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/>
    </style:style>
    <style:style style:name="T1" style:family="text">
      <style:text-properties fo:font-size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54cm" svg:x="6.588cm" svg:y="1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667cm" svg:height="1.673cm" svg:x="6.842cm" svg:y="2.023cm">
          <draw:text-box>
            <text:p>Harry Potter</text:p>
          </draw:text-box>
        </draw:frame>
        <draw:custom-shape draw:style-name="gr3" draw:text-style-name="P1" draw:layer="layout" svg:width="4.064cm" svg:height="2.667cm" svg:x="1.254cm" svg:y="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429cm" svg:height="1.905cm" svg:x="1.762cm" svg:y="6.363cm">
          <draw:text-box>
            <text:p>Hermione Granger</text:p>
          </draw:text-box>
        </draw:frame>
        <draw:custom-shape draw:style-name="gr5" draw:text-style-name="P1" draw:layer="layout" svg:width="3.302cm" svg:height="2.667cm" svg:x="6.334cm" svg:y="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.175cm" svg:height="2.384cm" svg:x="6.715cm" svg:y="6.236cm">
          <draw:text-box>
            <text:p>Ron Weasley</text:p>
          </draw:text-box>
        </draw:frame>
        <draw:custom-shape draw:style-name="gr7" draw:text-style-name="P1" draw:layer="layout" svg:width="3.048cm" svg:height="2.794cm" svg:x="10.798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302cm" svg:height="2.032cm" svg:x="11.033cm" svg:y="6.08cm">
          <draw:text-box>
            <text:p>Draco Malfoy</text:p>
          </draw:text-box>
        </draw:frame>
        <draw:line draw:style-name="gr9" draw:text-style-name="P3" draw:layer="layout" svg:x1="3.667cm" svg:y1="5.728cm" svg:x2="6.588cm" svg:y2="3.569cm">
          <text:p/>
        </draw:line>
        <draw:line draw:style-name="gr10" draw:text-style-name="P3" draw:layer="layout" svg:x1="7.985cm" svg:y1="4.204cm" svg:x2="7.985cm" svg:y2="5.728cm">
          <text:p/>
        </draw:line>
        <draw:line draw:style-name="gr11" draw:text-style-name="P3" draw:layer="layout" svg:x1="9.382cm" svg:y1="3.696cm" svg:x2="11.668cm" svg:y2="5.474cm">
          <text:p/>
        </draw:line>
        <draw:custom-shape draw:style-name="gr1" draw:text-style-name="P1" draw:layer="layout" svg:width="2.794cm" svg:height="2.54cm" svg:x="20.812cm" svg:y="1.5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2.667cm" svg:height="1.673cm" svg:x="21.066cm" svg:y="1.994cm">
          <draw:text-box>
            <text:p>Harry Potter</text:p>
          </draw:text-box>
        </draw:frame>
        <draw:custom-shape draw:style-name="gr3" draw:text-style-name="P1" draw:layer="layout" svg:width="4.064cm" svg:height="2.667cm" svg:x="15.478cm" svg:y="5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3.429cm" svg:height="1.905cm" svg:x="15.986cm" svg:y="6.334cm">
          <draw:text-box>
            <text:p>Hermione Granger</text:p>
          </draw:text-box>
        </draw:frame>
        <draw:custom-shape draw:style-name="gr5" draw:text-style-name="P1" draw:layer="layout" svg:width="3.302cm" svg:height="2.667cm" svg:x="20.558cm" svg:y="5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2" draw:layer="layout" svg:width="3.175cm" svg:height="2.384cm" svg:x="20.939cm" svg:y="6.207cm">
          <draw:text-box>
            <text:p>Ron Weasley</text:p>
          </draw:text-box>
        </draw:frame>
        <draw:custom-shape draw:style-name="gr7" draw:text-style-name="P1" draw:layer="layout" svg:width="3.048cm" svg:height="2.794cm" svg:x="25.022cm" svg:y="5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2" draw:layer="layout" svg:width="3.302cm" svg:height="2.032cm" svg:x="25.384cm" svg:y="5.728cm">
          <draw:text-box>
            <text:p>Draco Malfoy</text:p>
          </draw:text-box>
        </draw:frame>
        <draw:line draw:style-name="gr9" draw:text-style-name="P3" draw:layer="layout" svg:x1="17.891cm" svg:y1="5.699cm" svg:x2="20.812cm" svg:y2="3.54cm">
          <text:p/>
        </draw:line>
        <draw:line draw:style-name="gr12" draw:text-style-name="P3" draw:layer="layout" svg:x1="22.209cm" svg:y1="4.175cm" svg:x2="22.209cm" svg:y2="5.699cm">
          <text:p/>
        </draw:line>
        <draw:line draw:style-name="gr13" draw:text-style-name="P3" draw:layer="layout" svg:x1="23.606cm" svg:y1="3.667cm" svg:x2="25.892cm" svg:y2="5.445cm">
          <text:p/>
        </draw:line>
        <draw:frame draw:style-name="gr14" draw:text-style-name="P4" draw:layer="layout" svg:width="3.175cm" svg:height="1.143cm" svg:x="3.159cm" svg:y="3.823cm">
          <draw:text-box>
            <text:p><text:span text:style-name="T1">amistad</text:span></text:p>
          </draw:text-box>
        </draw:frame>
        <draw:frame draw:style-name="gr14" draw:text-style-name="P4" draw:layer="layout" svg:width="3.175cm" svg:height="1.143cm" svg:x="5.826cm" svg:y="4.585cm">
          <draw:text-box>
            <text:p><text:span text:style-name="T1">amistad</text:span></text:p>
          </draw:text-box>
        </draw:frame>
        <draw:frame draw:style-name="gr14" draw:text-style-name="P4" draw:layer="layout" svg:width="3.175cm" svg:height="1.143cm" svg:x="16.367cm" svg:y="4.429cm">
          <draw:text-box>
            <text:p><text:span text:style-name="T1">amistad</text:span></text:p>
          </draw:text-box>
        </draw:frame>
        <draw:frame draw:style-name="gr15" draw:text-style-name="P2" draw:layer="layout" svg:width="3.429cm" svg:height="0.889cm" svg:x="10.144cm" svg:y="3.569cm">
          <draw:text-box>
            <text:p><text:span text:style-name="T2">enemistad</text:span></text:p>
          </draw:text-box>
        </draw:frame>
        <draw:frame draw:style-name="gr15" draw:text-style-name="P2" draw:layer="layout" svg:width="3.429cm" svg:height="0.889cm" svg:x="19.288cm" svg:y="4.937cm">
          <draw:text-box>
            <text:p><text:span text:style-name="T2">enemistad</text:span></text:p>
          </draw:text-box>
        </draw:frame>
        <draw:frame draw:style-name="gr16" draw:text-style-name="P2" draw:layer="layout" svg:width="3.556cm" svg:height="1.651cm" svg:x="24.622cm" svg:y="3.794cm">
          <draw:text-box>
            <text:p><text:span text:style-name="T2">pareja</text:span></text:p>
          </draw:text-box>
        </draw:frame>
        <draw:frame draw:style-name="gr17" draw:text-style-name="P2" draw:layer="layout" svg:width="12.192cm" svg:height="2.286cm" svg:x="1.381cm" svg:y="9.255cm">
          <draw:text-box>
            <text:p>A) Grafo de relaciones entre personajes en los libros de la saga <text:span text:style-name="T3">Harry Potter</text:span> </text:p>
          </draw:text-box>
        </draw:frame>
        <draw:frame draw:style-name="gr6" draw:text-style-name="P2" draw:layer="layout" svg:width="13.97cm" svg:height="2.384cm" svg:x="14.589cm" svg:y="9.03cm">
          <draw:text-box>
            <text:p>B) Grafo de relaciones entre personajes que se encuentra fácilmente en los fanfics de <text:span text:style-name="T3">Harry Pot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9T23:17:28.313577747</meta:creation-date>
    <dc:date>2020-10-19T23:39:10.210881757</dc:date>
    <meta:editing-duration>PT5M29S</meta:editing-duration>
    <meta:editing-cycles>5</meta:editing-cycles>
    <meta:generator>LibreOffice/6.0.7.3$Linux_X86_64 LibreOffice_project/00m0$Build-3</meta:generator>
    <meta:document-statistic meta:object-count="30"/>
  </office:meta>
</office:document-meta>
</file>